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8">
            <text:p>2009-08-18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8">
            <text:p>2009-08-18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8">
            <text:p>2009-08-18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GeographyId</text:p>
          </table:table-cell>
          <table:table-cell table:style-name="ce21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50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8">
            <text:p>2009-08-18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43','','','','');">
            <text:p>insert into Info values ('DBVersion','40043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8">
            <text:p>2009-08-18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6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8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8">
            <text:p>2009-08-1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500) DEFAULT '---', ">
            <text:p>GeographyFQName VARCHAR(50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8">08/18/2009</text:date>, <text:time>17:25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8-18T17:25:40</dc:date>
    <meta:print-date>2009-08-05T19:09:57</meta:print-date>
    <meta:editing-cycles>384</meta:editing-cycles>
    <meta:editing-duration>P3DT19H17M4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05"/>
  </office:meta>
</office:document-meta>
</file>